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cm" fo:margin-bottom="0.499cm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et up a custom python</text:h>
      <text:p text:style-name="Text_20_body">Install your own custom python (more detail needed)</text:p>
      <text:h text:style-name="Heading_20_3" text:outline-level="3">Install setuptools in the custom python site-packages directory</text:h>
      <text:p text:style-name="Text_20_body">Download setuptools egg from the page below</text:p>
      <text:p text:style-name="P2">http://pypi.python.org/pypi/setuptools#downloads</text:p>
      <text:p text:style-name="Text_20_body">Set the PYTHONPATH to be your custom Python's site-packages directory as follows</text:p>
      <text:p text:style-name="P2">export PYTHONPATH=PATH/TO/CUSTOM/PYTHON/SITEPACKAGES/DIRECTORY/</text:p>
      <text:p text:style-name="Text_20_body">Now, run the setuptools egg as follows</text:p>
      <text:p text:style-name="P2">sh setuptools-0.*-py2.*.egg --install-dir=PATH/TO/CUSTOM/PYTHON/SITEPACKAGES/DIRECTORY/</text:p>
      <text:h text:style-name="Heading_20_3" text:outline-level="3">Use setuptools to install zopeproject</text:h>
      <text:p text:style-name="Text_20_body">Navigate to the site-packages directory (above) and run install zopeproject as follows</text:p>
      <text:p text:style-name="P2">CUSTOM_PYTHON_ALIAS easy_install zopeproject</text:p>
      <text:h text:style-name="Heading_20_3" text:outline-level="3">Use zopeproject to create the zope instance</text:h>
      <text:p text:style-name="Text_20_body">Navigate to the directory that you want to hold the instance folder</text:p>
      <text:p text:style-name="Text_20_body">Create the instance as follows</text:p>
      <text:p text:style-name="P2">zopeproject --no-buildout INSTANCE_OR_PROJECT_NAME</text:p>
      <text:h text:style-name="Heading_20_3" text:outline-level="3">Add a bootstrap file to the buildout</text:h>
      <text:p text:style-name="Text_20_body">From within the instance directory run the following</text:p>
      <text:p text:style-name="P2">svn cat svn://svn.zope.org/repos/main/zc.buildout/trunk/bootstrap/bootstrap.py &gt; bootstrap.py</text:p>
      <text:h text:style-name="Heading_20_3" text:outline-level="3">Commit instance to repository</text:h>
      <text:p text:style-name="Text_20_body">This is the point at which you can commit the folder to a repository.</text:p>
      <text:p text:style-name="Text_20_body">It is recommended that you add and commit all files <text:span text:style-name="T1">except</text:span>:</text:p>
      <text:list xml:id="list35477758" text:style-name="L1">
        <text:list-item>
          <text:p text:style-name="P1">./log</text:p>
        </text:list-item>
      </text:list>
      <text:h text:style-name="Heading_20_3" text:outline-level="3">Perform a buildout on the instance</text:h>
      <text:p text:style-name="Text_20_body">When you have done the above, or have just checked out a the project, you need to do two steps, bootstrap and buildout.</text:p>
      <text:p text:style-name="Text_20_body">Run the following from within the newly created instance - this will make the buildout</text:p>
      <text:p text:style-name="P2">CUSTOM_PYTHON_ALIAS bootstrap.py</text:p>
      <text:p text:style-name="Text_20_body">Now, run the buildout as follows</text:p>
      <text:p text:style-name="P2"><text:soft-page-break/>bin/buildout -vv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bert Wallhead</meta:initial-creator>
    <meta:creation-date>2009-08-24T15:36:22.20</meta:creation-date>
    <meta:document-statistic meta:table-count="0" meta:image-count="0" meta:object-count="0" meta:page-count="2" meta:paragraph-count="29" meta:word-count="207" meta:character-count="1516"/>
    <dc:date>2009-08-24T15:37:57.57</dc:date>
    <dc:creator>Robert Wallhead</dc:creator>
    <meta:editing-duration>PT00H01M41S</meta:editing-duration>
    <meta:editing-cycles>1</meta:editing-cycles>
    <meta:generator>OpenOffice.org/3.1$Win32 OpenOffice.org_project/310m11$Build-9399</meta:generator>
  </office:meta>
</office:document-meta>
</file>